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45fc2"/>
    </style:style>
    <style:style style:name="P2" style:family="paragraph" style:parent-style-name="Standard" style:list-style-name="L1">
      <style:text-properties officeooo:paragraph-rsid="000717f1"/>
    </style:style>
    <style:style style:name="P3" style:family="paragraph" style:parent-style-name="Standard" style:list-style-name="L1">
      <style:text-properties officeooo:paragraph-rsid="0007b089"/>
    </style:style>
    <style:style style:name="P4" style:family="paragraph" style:parent-style-name="Standard" style:list-style-name="L1">
      <style:text-properties fo:background-color="transparent"/>
    </style:style>
    <style:style style:name="P5" style:family="paragraph" style:parent-style-name="Standard" style:list-style-name="L1">
      <style:text-properties officeooo:paragraph-rsid="00055cbd" fo:background-color="transparent"/>
    </style:style>
    <style:style style:name="P6" style:family="paragraph" style:parent-style-name="Standard" style:list-style-name="L1">
      <style:text-properties officeooo:paragraph-rsid="0007b089" fo:background-color="transparent"/>
    </style:style>
    <style:style style:name="P7" style:family="paragraph" style:parent-style-name="Standard" style:list-style-name="L1">
      <style:text-properties officeooo:paragraph-rsid="0009c880" fo:background-color="transparent"/>
    </style:style>
    <style:style style:name="P8" style:family="paragraph" style:parent-style-name="Standard" style:list-style-name="L1">
      <style:text-properties officeooo:paragraph-rsid="000b0469" fo:background-color="transparent"/>
    </style:style>
    <style:style style:name="P9" style:family="paragraph" style:parent-style-name="Standard" style:list-style-name="L1">
      <style:text-properties style:use-window-font-color="true" officeooo:paragraph-rsid="000717f1" fo:background-color="transparent"/>
    </style:style>
    <style:style style:name="P10" style:family="paragraph" style:parent-style-name="Standard" style:list-style-name="L1" style:master-page-name="Standard">
      <style:paragraph-properties style:page-number="auto"/>
      <style:text-properties officeooo:paragraph-rsid="00045fc2"/>
    </style:style>
    <style:style style:name="T1" style:family="text">
      <style:text-properties officeooo:rsid="00045fc2"/>
    </style:style>
    <style:style style:name="T2" style:family="text">
      <style:text-properties fo:color="#0000ff" style:font-name="Consolas1" fo:font-size="9.5pt" officeooo:rsid="00045fc2" style:font-size-asian="9.5pt"/>
    </style:style>
    <style:style style:name="T3" style:family="text">
      <style:text-properties style:font-name="Consolas1" fo:font-size="9.5pt" officeooo:rsid="000717f1" style:font-size-asian="9.5pt"/>
    </style:style>
    <style:style style:name="T4" style:family="text">
      <style:text-properties fo:color="#000000" style:font-name="Consolas1" fo:font-size="9.5pt" style:font-size-asian="9.5pt"/>
    </style:style>
    <style:style style:name="T5" style:family="text">
      <style:text-properties fo:color="#a31515" style:font-name="Consolas1" fo:font-size="9.5pt" style:font-size-asian="9.5pt"/>
    </style:style>
    <style:style style:name="T6" style:family="text">
      <style:text-properties officeooo:rsid="000717f1"/>
    </style:style>
    <style:style style:name="T7" style:family="text">
      <style:text-properties officeooo:rsid="0007b089"/>
    </style:style>
    <style:style style:name="T8" style:family="text">
      <style:text-properties fo:color="#1e1e1e" style:font-name="Consolas1" fo:font-size="9pt" fo:background-color="#0000ff" style:font-size-asian="9pt"/>
    </style:style>
    <style:style style:name="T9" style:family="text">
      <style:text-properties fo:color="#1e1e1e" style:font-name="Consolas1" fo:font-size="9pt" officeooo:rsid="0007b089" fo:background-color="#0000ff" style:font-size-asian="9pt"/>
    </style:style>
    <style:style style:name="T10" style:family="text">
      <style:text-properties fo:color="#1e1e1e" style:font-name="Consolas1" fo:font-size="9pt" style:font-size-asian="9pt"/>
    </style:style>
    <style:style style:name="T11" style:family="text">
      <style:text-properties fo:color="#1e1e1e" style:font-name="Consolas1" fo:font-size="9pt" officeooo:rsid="0007b089" style:font-size-asian="9pt"/>
    </style:style>
    <style:style style:name="T12" style:family="text">
      <style:text-properties fo:color="#1e1e1e" fo:font-size="9pt" style:font-size-asian="9pt"/>
    </style:style>
    <style:style style:name="T13" style:family="text">
      <style:text-properties officeooo:rsid="0009c880"/>
    </style:style>
    <style:style style:name="T14" style:family="text">
      <style:text-properties officeooo:rsid="000b04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25738126640398354" text:style-name="L1">
        <text:list-item>
          <text:p text:style-name="P10"><text:span text:style-name="T1">New console app</text:span></text:p>
        </text:list-item>
        <text:list-item>
          <text:p text:style-name="P5"><text:span text:style-name="T2">#include</text:span><text:span text:style-name="T4"> </text:span><text:span text:style-name="T5">&lt;zmq.hpp&gt;</text:span></text:p>
        </text:list-item>
        <text:list-item>
          <text:p text:style-name="P9"><text:span text:style-name="T3">Compile error</text:span></text:p>
          <text:list>
            <text:list-item>
              <text:p text:style-name="P1"><text:span text:style-name="T1">Error<text:tab/>1<text:tab/>error C1083: Cannot open include file: 'zmq.hpp': No such file or directory<text:tab/>c:\users\brian\documents\visual studio 2013\projects\zmq_test\zmq_test\zmq_test.cpp<text:tab/>9<text:tab/>1<text:tab/>zmq_test</text:span></text:p>
            </text:list-item>
          </text:list>
        </text:list-item>
        <text:list-item>
          <text:p text:style-name="P1"><text:span text:style-name="T1">Property Pages (alt-F7)</text:span></text:p>
          <text:list>
            <text:list-item>
              <text:p text:style-name="P1"><text:span text:style-name="T1">C/C++ -&gt; General -&gt; Additional Include Directories</text:span></text:p>
              <text:list>
                <text:list-item>
                  <text:p text:style-name="P1"><text:span text:style-name="T1">Add the include path form the zmq install ex:C:\Program Files (x86)\ZeroMQ 2.2.0\include</text:span></text:p>
                </text:list-item>
                <text:list-item>
                  <text:p text:style-name="P1"><text:span text:style-name="T1">the 32 bit version</text:span></text:p>
                </text:list-item>
              </text:list>
            </text:list-item>
          </text:list>
        </text:list-item>
        <text:list-item>
          <text:p text:style-name="P2"><text:span text:style-name="T6">Linker error:</text:span></text:p>
          <text:list>
            <text:list-item>
              <text:p text:style-name="P2"><text:span text:style-name="T6">Error<text:tab/>1<text:tab/>error LNK2019: unresolved external symbol __imp__zmq_errno referenced in function "public: __thiscall zmq::error_t::error_t(void)" (??0error_t@zmq@@QAE@XZ)<text:tab/>c:\Users\Brian\documents\visual studio 2013\Projects\zmq_test\zmq_test\zmq_test.obj<text:tab/>zmq_test</text:span></text:p>
            </text:list-item>
            <text:list-item>
              <text:p text:style-name="P2"><text:span text:style-name="T6">Error<text:tab/>2<text:tab/>error LNK2019: unresolved external symbol __imp__zmq_strerror referenced in function "public: virtual char const * __thiscall zmq::error_t::what(void)const " (?what@error_t@zmq@@UBEPBDXZ)<text:tab/>c:\Users\Brian\documents\visual studio 2013\Projects\zmq_test\zmq_test\zmq_test.obj<text:tab/>zmq_test</text:span></text:p>
            </text:list-item>
            <text:list-item>
              <text:p text:style-name="P2"><text:span text:style-name="T6">Error<text:tab/>3<text:tab/>error LNK2019: unresolved external symbol __imp__zmq_init referenced in function "public: __thiscall zmq::context_t::context_t(int)" (??0context_t@zmq@@QAE@H@Z)<text:tab/>c:\Users\Brian\documents\visual studio 2013\Projects\zmq_test\zmq_test\zmq_test.obj<text:tab/>zmq_test</text:span></text:p>
            </text:list-item>
            <text:list-item>
              <text:p text:style-name="P2"><text:span text:style-name="T6">Error<text:tab/>4<text:tab/>error LNK2019: unresolved external symbol __imp__zmq_term referenced in function "public: __thiscall zmq::context_t::~context_t(void)" (??1context_t@zmq@@QAE@XZ)<text:tab/>c:\Users\Brian\documents\visual studio 2013\Projects\zmq_test\zmq_test\zmq_test.obj<text:tab/>zmq_test</text:span></text:p>
            </text:list-item>
            <text:list-item>
              <text:p text:style-name="P2"><text:span text:style-name="T6">Error<text:tab/>5<text:tab/>error LNK1120: 4 unresolved externals c:\users\brian\documents\visual studio 2013\Projects\zmq_test\Debug\zmq_test.exe zmq_test</text:span></text:p>
            </text:list-item>
          </text:list>
        </text:list-item>
        <text:list-item>
          <text:p text:style-name="P3"><text:span text:style-name="T1">Property Pages (alt-F7)</text:span></text:p>
          <text:list>
            <text:list-item>
              <text:p text:style-name="P3"><text:span text:style-name="T7">Linker -&gt; Input -&gt; Additional Dependencies</text:span></text:p>
              <text:list>
                <text:list-item>
                  <text:p text:style-name="P3"><text:span text:style-name="T7">libzmq-v100-mt.lib</text:span></text:p>
                </text:list-item>
                <text:list-item>
                  <text:p text:style-name="P3"><text:span text:style-name="T7">libzmq-v100-mt-gd.lib</text:span></text:p>
                </text:list-item>
              </text:list>
            </text:list-item>
            <text:list-item>
              <text:p text:style-name="P3"><text:span text:style-name="T7">Error<text:tab/>1<text:tab/>error LNK1104: cannot open file 'libzmq-v100-mt.lib' c:\Users\Brian\documents\visual studio 2013\Projects\zmq_test\zmq_test\LINK zmq_test</text:span></text:p>
            </text:list-item>
            <text:list-item>
              <text:p text:style-name="P3"><text:span text:style-name="T7">Linker -&gt; General -&gt; Additional Library Directories add</text:span></text:p>
              <text:list>
                <text:list-item>
                  <text:p text:style-name="P3"><text:span text:style-name="T7">C:\Program Files (x86)\ZeroMQ 2.2.0\lib <text:s/>(where they are)</text:span></text:p>
                </text:list-item>
              </text:list>
            </text:list-item>
          </text:list>
        </text:list-item>
        <text:list-item>
          <text:p text:style-name="P6"><text:span text:style-name="T11">1&gt;------ Build started: Project: zmq_test, Configuration: Debug Win32 ------</text:span></text:p>
          <text:p text:style-name="P4"><text:span text:style-name="T10">1&gt; <text:s/>zmq_test.vcxproj -&gt; c:\users\brian\documents\visual studio 2013\Projects\zmq_test\Debug\zmq_test.exe</text:span></text:p>
          <text:p text:style-name="P4"><text:span text:style-name="T10">========== Build: 1 succeeded, 0 failed, 0 up-to-date, 0 skipped ==========</text:span></text:p>
        </text:list-item>
        <text:list-item>
          <text:p text:style-name="P7"><text:span text:style-name="T13">CANT find the </text:span><text:span text:style-name="T7">libzmq-v100-mt.</text:span><text:span text:style-name="T13">dll</text:span></text:p>
          <text:list>
            <text:list-item>
              <text:p text:style-name="P8"><text:span text:style-name="T14">adding the dll to the Debug dir (where the .exe is) will make it go, how to make this work using project setting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8S</meta:editing-duration>
    <meta:editing-cycles>8</meta:editing-cycles>
    <meta:generator>LibreOffice/4.0.1.2$Windows_x86 LibreOffice_project/84102822e3d61eb989ddd325abf1ac077904985</meta:generator>
    <dc:date>2014-03-04T18:52:54.15</dc:date>
    <meta:document-statistic meta:table-count="0" meta:image-count="0" meta:object-count="0" meta:page-count="1" meta:paragraph-count="26" meta:word-count="262" meta:character-count="2430" meta:non-whitespace-character-count="2216"/>
    <meta:user-defined meta:name="Info 1"/>
    <meta:user-defined meta:name="Info 2"/>
    <meta:user-defined meta:name="Info 3"/>
    <meta:user-defined meta:name="Info 4"/>
  </office:meta>
</office:document-meta>
</file>